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B4000030EAD8DCE7D9.wmf"/>
  <manifest:file-entry manifest:media-type="" manifest:full-path="Pictures/200000070000520C000025CC2C012BD0.wmf"/>
  <manifest:file-entry manifest:media-type="" manifest:full-path="Pictures/200000070000667A000042101B461883.wmf"/>
  <manifest:file-entry manifest:media-type="" manifest:full-path="Pictures/200000070000556F00002BD54E261FCC.wmf"/>
  <manifest:file-entry manifest:media-type="" manifest:full-path="Pictures/200000070000562D00002F1D46F378DE.wmf"/>
  <manifest:file-entry manifest:media-type="" manifest:full-path="Pictures/20000007000052420000299CC26940A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Contents_20_3">
      <style:paragraph-properties>
        <style:tab-stops>
          <style:tab-stop style:position="14.72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WW8Num50"/>
    <style:style style:name="P12" style:family="paragraph" style:parent-style-name="Notice">
      <style:paragraph-properties fo:margin-top="0.494cm" fo:margin-bottom="0cm" fo:text-align="justify" style:justify-single-word="false"/>
      <style:text-properties fo:language="en" fo:country="GB"/>
    </style:style>
    <style:style style:name="P13" style:family="paragraph" style:parent-style-name="Text_20_body" style:list-style-name="L2">
      <style:paragraph-properties fo:margin-top="0cm" fo:margin-bottom="0cm"/>
    </style:style>
    <style:style style:name="P14" style:family="paragraph" style:parent-style-name="Text_20_body" style:list-style-name="L2"/>
    <style:style style:name="P15" style:family="paragraph" style:parent-style-name="Preformatted_20_Text">
      <style:text-properties fo:font-size="8pt" style:font-size-asian="8pt" style:font-size-complex="8pt"/>
    </style:style>
    <style:style style:name="P16" style:family="paragraph" style:parent-style-name="Preformatted_20_Text">
      <style:paragraph-properties fo:margin-top="0cm" fo:margin-bottom="0.499cm"/>
      <style:text-properties fo:font-size="8pt" style:font-size-asian="8pt" style:font-size-complex="8pt"/>
    </style:style>
    <style:style style:name="P17" style:family="paragraph" style:parent-style-name="Standard">
      <style:paragraph-properties style:text-autospace="none"/>
      <style:text-properties fo:font-size="8pt" style:font-size-asian="8pt" style:font-size-complex="8pt"/>
    </style:style>
    <style:style style:name="P18" style:family="paragraph" style:parent-style-name="Standard">
      <style:paragraph-properties style:text-autospace="none"/>
      <style:text-properties fo:color="#000000" fo:font-size="8pt" style:font-size-asian="8pt" style:font-size-complex="8pt"/>
    </style:style>
    <style:style style:name="P19" style:family="paragraph" style:parent-style-name="Text_20_body" style:list-style-name="WW8Num68"/>
    <style:style style:name="P20" style:family="paragraph" style:parent-style-name="Text_20_body" style:list-style-name="WW8Num125"/>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style:font-style-complex="italic"/>
    </style:style>
    <style:style style:name="T4" style:family="text">
      <style:text-properties fo:language="da" fo:country="DK" style:language-asian="none" style:country-asian="none"/>
    </style:style>
    <style:style style:name="T5" style:family="text">
      <style:text-properties fo:language="sv" fo:country="SE" style:language-asian="none" style:country-asian="none"/>
    </style:style>
    <style:style style:name="T6" style:family="text">
      <style:text-properties fo:background-color="#ff0000"/>
    </style:style>
    <style:style style:name="T7" style:family="text">
      <style:text-properties fo:color="#000000" fo:background-color="#ff0000"/>
    </style:style>
    <style:style style:name="T8" style:family="text">
      <style:text-properties fo:background-color="transparent"/>
    </style:style>
    <style:style style:name="T9" style:family="text">
      <style:text-properties fo:color="#0000ff"/>
    </style:style>
    <style:style style:name="T10" style:family="text">
      <style:text-properties fo:color="#800000"/>
    </style:style>
    <style:style style:name="T11" style:family="text">
      <style:text-properties fo:color="#ff0000"/>
    </style:style>
    <style:style style:name="T12" style:family="text">
      <style:text-properties fo:color="#000000"/>
    </style:style>
    <style:style style:name="T13" style:family="text">
      <style:text-properties fo:color="#444444"/>
    </style:style>
    <style:style style:name="T14" style:family="text">
      <style:text-properties style:font-name="Arial1" style:font-name-complex="Arial1"/>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5</text:p>
          <text:p text:style-name="P1">Version 0.3</text:p>
        </draw:text-box>
      </draw:frame>
      <draw:frame draw:style-name="fr3" draw:name="ReportTypeFrame" text:anchor-type="page" text:anchor-page-number="1" svg:width="15.498cm" style:rel-width="100%" draw:z-index="4">
        <draw:text-box fo:min-height="0.499cm">
          <text:p text:style-name="P2"><text:span text:style-name="T2">Use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3 163-1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44cm" svg:x="14cm" svg:y="21.655cm" svg:viewBox="0 0 533 145" svg:d="m526 102 1-1v-4c0-7 0-12 0-18s2-14 4-21v-3l-4-2c-93-54-275-61-434-46-29 9-58 19-82 34l-11 3 9 5c25 16 51 30 81 41 153 65 335 71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3" office:value-type="string">
            <text:p text:style-name="Table_20_Contents">0.2</text:p>
          </table:table-cell>
          <table:table-cell table:style-name="Versions-management.A3" office:value-type="string">
            <text:p text:style-name="Table_20_Contents">19.01.2005</text:p>
          </table:table-cell>
          <table:table-cell table:style-name="Versions-management.A3" office:value-type="string">
            <text:p text:style-name="Table_20_Contents">Reorganized chapters + wording + “User groups” changed to “User roles”</text:p>
          </table:table-cell>
          <table:table-cell table:style-name="Versions-management.A3" office:value-type="string">
            <text:p text:style-name="Table_20_Contents">Enriko Käsper</text:p>
          </table:table-cell>
        </table:table-row>
        <table:table-row>
          <table:table-cell table:style-name="Versions-management.A3" office:value-type="string">
            <text:p text:style-name="Table_20_Contents">0.3</text:p>
          </table:table-cell>
          <table:table-cell table:style-name="Versions-management.A3" office:value-type="string">
            <text:p text:style-name="Table_20_Contents">13.06.2007</text:p>
          </table:table-cell>
          <table:table-cell table:style-name="Versions-management.A3" office:value-type="string">
            <text:p text:style-name="Table_20_Contents">Added chapter about generating machine readable feedback</text:p>
          </table:table-cell>
          <table:table-cell table:style-name="Versions-management.A3" office:value-type="string">
            <text:p text:style-name="Table_20_Contents">Enriko Käsper</text:p>
          </table:table-cell>
        </table:table-row>
      </table:table>
      <text:p text:style-name="P5"/>
      <text:p text:style-name="P6"/>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Quality Assessment Service<text:tab/> <text:a xlink:type="simple" xlink:href="#1.Quality Assessment Service|outline" text:style-name="Default" text:visited-style-name="Default">4</text:a></text:p>
          <text:p text:style-name="P7">2. <text:s text:c="2"/>Functionality<text:tab/> <text:a xlink:type="simple" xlink:href="#2.Functionality|outline" text:style-name="Default" text:visited-style-name="Default">4</text:a></text:p>
          <text:p text:style-name="P8">2.1. <text:s text:c="2"/>XQueries repository<text:tab/><text:a xlink:type="simple" xlink:href="#2.1.XQueries repository|outline" text:style-name="Default" text:visited-style-name="Default">4</text:a></text:p>
          <text:p text:style-name="P9">2.1.1. <text:s text:c="2"/>Browse XQueries<text:tab/><text:a xlink:type="simple" xlink:href="#2.1.1.Browse XQueries|outline" text:style-name="Default" text:visited-style-name="Default">5</text:a></text:p>
          <text:p text:style-name="P9">2.1.2. <text:s text:c="2"/>View XML Schema XQueries<text:tab/><text:a xlink:type="simple" xlink:href="#2.1.2.View XML Schema XQueries|outline" text:style-name="Default" text:visited-style-name="Default">5</text:a></text:p>
          <text:p text:style-name="P8">2.2. <text:s text:c="2"/>XQuery sandbox<text:tab/><text:a xlink:type="simple" xlink:href="#2.2.XQuery sandbox|outline" text:style-name="Default" text:visited-style-name="Default">6</text:a></text:p>
          <text:p text:style-name="P7">3. <text:s text:c="2"/>Administrators functionality<text:tab/> <text:a xlink:type="simple" xlink:href="#3.Administrators functionality|outline" text:style-name="Default" text:visited-style-name="Default">7</text:a></text:p>
          <text:p text:style-name="P8">3.1. <text:s text:c="2"/>Create new XQueries<text:tab/><text:a xlink:type="simple" xlink:href="#3.1.Create new XQueries|outline" text:style-name="Default" text:visited-style-name="Default">7</text:a></text:p>
          <text:p text:style-name="P9">3.1.1. <text:s text:c="2"/>Generating machine readable feedback with XQuery<text:tab/><text:a xlink:type="simple" xlink:href="#3.1.1.Generating machine readable feedback with XQuery|outline" text:style-name="Default" text:visited-style-name="Default">11</text:a></text:p>
          <text:p text:style-name="P9">3.1.2. <text:s text:c="2"/>XQuery References<text:tab/><text:a xlink:type="simple" xlink:href="#3.1.2.XQuery References|outline" text:style-name="Default" text:visited-style-name="Default">13</text:a></text:p>
          <text:p text:style-name="P8">3.2. <text:s text:c="2"/>Add new XQueries to repository and edit properties<text:tab/><text:a xlink:type="simple" xlink:href="#3.2.Add new XQueries to repository and edit properties|outline" text:style-name="Default" text:visited-style-name="Default">14</text:a></text:p>
          <text:p text:style-name="P8">3.3. <text:s text:c="2"/>Add XML Schema validation into QA package<text:tab/><text:a xlink:type="simple" xlink:href="#3.3.Add XML Schema validation into QA package|outline" text:style-name="Default" text:visited-style-name="Default">14</text:a></text:p>
          <text:p text:style-name="P8">3.4. <text:s text:c="2"/>XQuery sandbox advanced functions<text:tab/><text:a xlink:type="simple" xlink:href="#3.4.XQuery sandbox advanced functions|outline" text:style-name="Default" text:visited-style-name="Default">14</text:a></text:p>
          <text:p text:style-name="P8">3.5. <text:s text:c="2"/>Work-queue system management<text:tab/><text:a xlink:type="simple" xlink:href="#3.5.Work-queue system management|outline" text:style-name="Default" text:visited-style-name="Default">15</text:a></text:p>
        </text:index-body>
      </text:table-of-content>
      <text:h text:style-name="P10" text:outline-level="1">Quality Assessment Service</text:h>
      <text:p text:style-name="Text_20_body">Quality Assessment service checks the quality of delivered XML files. The quality check scripts are based on the defined quality rules. QA service uses currently XML Schema validation and XQuery scripts for making quality assurance. While the XML Schema validation is just for a simple syntax- and allowed values check, the XQueries can do more complex checks. E.g. check that the XML file contains information about <text:span text:style-name="T3">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HTML format. There are some administrative web pages for managing the service and allowing to define new quality scripts. The following functionality will be described in the next chapters:</text:p>
      <text:list text:style-name="WW8Num50">
        <text:list-item>
          <text:p text:style-name="P11">Queries Repository - web-based database for storing XQuery scripts.</text:p>
        </text:list-item>
        <text:list-item>
          <text:p text:style-name="P11">XQuery and QA sandbox – web-page for testing, developing and storing QA rules.</text:p>
        </text:list-item>
        <text:list-item>
          <text:p text:style-name="P11">Work-queue administration - web-page for monitoring QA jobs and deleting the unfinished jobs from the server.</text:p>
        </text:list-item>
        <text:list-item>
          <text:p text:style-name="P11">Host management – storing credentials for a known host for converting password-protected files</text:p>
        </text:list-item>
        <text:list-item>
          <text:p text:style-name="P11">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Functionality</text:h>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are stored with special parameters in the XQueries repository. The creators of the scripts should have some basic knowledge in XML and XQuery. XQuery sandbox is also available for all users to run XQuery scripts.</text:p>
      <text:h text:style-name="Heading_20_2" text:outline-level="2">XQueries repository</text:h>
      <text:p text:style-name="Text_20_body">The opening view of Quality Assessment service managing pages is the web page called XQueries repository. That is a web based database for storing XQuery files and its attributes. XQuery scripts are used for making quality checks with delivered XML files. Viewing the repository functionality is available for all users. One script file is dedicated to check the quality of one type of XML file. It means that the script files are identified by XML Schemas or DOCTYPES.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checking scripts.</text:p>
      <text:h text:style-name="Heading_20_3" text:outline-level="3">Browse XQueries</text:h>
      <text:p text:style-name="Text_20_body">The opening view of XQueries Repository has a list of all the available XML Schemas and related Query scripts. XQueries are listed in the second column of the table. It’s possible to open/download the XQuery script file by clicking on the script name. Clicking on the XML Schema leads the user to the next page that shows the detailed information about the XQuery scripts.</text:p>
      <text:p text:style-name="Text_20_body"/>
      <text:p text:style-name="Text_20_body"><draw:frame draw:style-name="fr4" draw:name="Frame1" text:anchor-type="as-char" svg:width="15.245cm" draw:z-index="5"><draw:text-box fo:min-height="7.022cm"><text:p text:style-name="Illustration"><draw:frame draw:style-name="fr5" draw:name="graphics15" text:anchor-type="paragraph" svg:x="0.004cm" svg:y="0.002cm" svg:width="15.245cm" style:rel-width="100%" svg:height="7.022cm" style:rel-height="scale" draw:z-index="6"><draw:image xlink:href="Pictures/200000070000520C000025CC2C012BD0.wmf" xlink:type="simple" xlink:show="embed" xlink:actuate="onLoad"/></draw:frame>Illustration <text:sequence text:ref-name="refIllustration0" text:name="Illustration" text:formula="ooow:Illustration+1" style:num-format="1">1</text:sequence>: XQuery repository screenshot</text:p></draw:text-box></draw:frame></text:p>
      <text:h text:style-name="Heading_20_3" text:outline-level="3">View XML Schema XQueries</text:h>
      <text:p text:style-name="Text_20_body">XML Schema queries page lists all the query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XQuery sandbox for detecting the XML file type. The text before the main data table shows, whether the XML Schema validation is a task in the selected quality checking package of the XML Schema. Run button after each script directs the user to the XQuery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7"><draw:text-box fo:min-height="7.818cm"><text:p text:style-name="Illustration"><draw:frame draw:style-name="fr5" draw:name="graphics16" text:anchor-type="paragraph" svg:x="0.004cm" svg:y="0.002cm" svg:width="15.238cm" style:rel-width="100%" svg:height="7.818cm" style:rel-height="scale" draw:z-index="8"><draw:image xlink:href="Pictures/200000070000556F00002BD54E261FCC.wmf" xlink:type="simple" xlink:show="embed" xlink:actuate="onLoad"/></draw:frame>Illustration <text:sequence text:ref-name="refIllustration1" text:name="Illustration" text:formula="ooow:Illustration+1" style:num-format="1">2</text:sequence>: XML Schema XQueries screenshot</text:p></draw:text-box></draw:frame></text:p>
      <text:h text:style-name="Heading_20_2" text:outline-level="2">XQuery sandbox</text:h>
      <text:p text:style-name="Text_20_body">The XQuery sandbox allows user to run and validate XQuery scripts. The page has a huge text area, where the script can be pasted and edited. If the user clicked the ‘Run’ button in the XQueries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XQuery scripts have been found from the repository, then these will be listed with option buttons in the next page. The user shouldn’t do more than select the script and click ‘Run now’ button for executing the XQuery script against the source file.</text:p>
      <text:p text:style-name="Text_20_body"><draw:frame draw:style-name="fr4" draw:name="Frame3" text:anchor-type="as-char" svg:width="15.238cm" draw:z-index="9"><draw:text-box fo:min-height="8.331cm"><text:p text:style-name="Illustration"><draw:frame draw:style-name="fr5" draw:name="graphics17" text:anchor-type="paragraph" svg:x="0.004cm" svg:y="0.002cm" svg:width="15.238cm" style:rel-width="100%" svg:height="8.331cm" style:rel-height="scale" draw:z-index="10"><draw:image xlink:href="Pictures/200000070000562D00002F1D46F378DE.wmf" xlink:type="simple" xlink:show="embed" xlink:actuate="onLoad"/></draw:frame>Illustration <text:sequence text:ref-name="refIllustration2" text:name="Illustration" text:formula="ooow:Illustration+1" style:num-format="1">3</text:sequence>: XQuery sandbox screenshot</text:p></draw:text-box></draw:frame></text:p>
      <text:h text:style-name="Heading_20_1" text:outline-level="1">Administrators functionality</text:h>
      <text:p text:style-name="Text_20_body">Quality Assessment Service uses 2 technologies for making quality checks – XQuery scripts and XML Schema validation.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XQueries in other hand should be written and tested by administrators before adding these into a QA package.</text:p>
      <text:p text:style-name="Text_20_body">QA Service uses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h text:style-name="Heading_20_2" text:outline-level="2">Create new XQueries</text:h>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s,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http://www.xmlspy.com/features_xquery.html). XQueries can be edited also in the XQuery sandbox that is a huge text area on a web page. But for longer scripts it might not be good enough.</text:p>
      <text:p text:style-name="P12">NB! The only limitation for the XQuery scripts is that they have to have an external variable $source_url defined that is the source url of the XML document that is analysed.</text:p>
      <text:p text:style-name="Text_20_body"/>
      <text:p text:style-name="Text_20_body">Each QA rule can be written into different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suppli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Text_20_body">There is also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p text:style-name="XML_20_Listing"><text:s text:c="2"/>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int/namespace.jsp?ns_id=8";</text:p>
      <text:p text:style-name="XML_20_Listing">declare namespace dd37="http://dd.eionet.eu.int/namespace.jsp?ns_id=37";</text:p>
      <text:p text:style-name="XML_20_Listing"/>
      <text:p text:style-name="XML_20_Listing">(:===================================================================:)</text:p>
      <text:p text:style-name="XML_20_Listing">(: Rule 1.a :)</text:p>
      <text:p text:style-name="XML_20_Listing">(: Goes throug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4">&lt;b&gt;{$pn}&lt;br&gt;&lt;/br&gt;&lt;/b&gt;</text:span></text:p>
      <text:p text:style-name="XML_20_Listing">}</text:p>
      <text:p text:style-name="XML_20_Listing">;</text:p>
      <text:p text:style-name="XML_20_Listing">(:===================================================================:)</text:p>
      <text:p text:style-name="XML_20_Listing">(: Rule 1.b :)</text:p>
      <text:p text:style-name="XML_20_Listing">(: Goes throug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r&gt;&lt;/b&gt;</text:p>
      <text:p text:style-name="XML_20_Listing">}</text:p>
      <text:p text:style-name="XML_20_Listing">;</text:p>
      <text:p text:style-name="XML_20_Listing">(:===================================================================:)</text:p>
      <text:p text:style-name="XML_20_Listing">(: Rule 1.c :)</text:p>
      <text:p text:style-name="XML_20_Listing">(: Goes throug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4">let $pn := fn:doc($url)//dd8:GeneralCharacterisation/dd8:Row[@status="valid"]</text:span></text:p>
      <text:p text:style-name="XML_20_Listing"><text:span text:style-name="T4"><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 result is empty<text:tab/>:)</text:p>
      <text:p text:style-name="XML_20_Listing">(: It means that there are no duplicate EWN codes:)(:===================================================================:)</text:p>
      <text:p text:style-name="XML_20_Listing"><text:tab/><text:tab/><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4">let $validstartewn_result := local:getEWNCodeValidStart($url)</text:span></text:p>
      <text:p text:style-name="XML_20_Listing"><text:span text:style-name="T4"><text:s text:c="5"/></text:span>return</text:p>
      <text:p text:style-name="XML_20_Listing"><text:s text:c="7"/>if(empty($ewn_result) and empty($emptyewn_result) and empty($startewn_result))</text:p>
      <text:p text:style-name="XML_20_Listing"><text:tab/>then </text:p>
      <text:p text:style-name="XML_20_Listing"><text:s text:c="10"/>&lt;span&gt;</text:p>
      <text:p text:style-name="XML_20_Listing"><text:tab/> <text:s text:c="3"/>&lt;h2&gt;1. OK&lt;/h2&gt;</text:p>
      <text:p text:style-name="XML_20_Listing"><text:s text:c="12"/>&lt;div&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div&gt;</text:p>
      <text:p text:style-name="XML_20_Listing"><text:s text:c="12"/>&lt;br/&gt;</text:p>
      <text:p text:style-name="XML_20_Listing"><text:s text:c="12"/>&lt;div&gt;The test was passed successfully. There are no duplicate EWN-Codes.&lt;/div&gt;</text:p>
      <text:p text:style-name="XML_20_Listing"><text:s text:c="10"/><text:span text:style-name="T5">&lt;/span&gt;</text:span></text:p>
      <text:p text:style-name="XML_20_Listing"><text:tab/>else </text:p>
      <text:p text:style-name="XML_20_Listing"><text:tab/> <text:s/>&lt;span&gt;</text:p>
      <text:p text:style-name="XML_20_Listing"><text:span text:style-name="T5"><text:tab/> <text:s text:c="3"/>&lt;h2&gt;1. </text:span>Bad values&lt;/h2&gt;</text:p>
      <text:p text:style-name="XML_20_Listing"><text:tab/> <text:s text:c="3"/>&lt;div&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3"/>&lt;/div&gt;</text:p>
      <text:p text:style-name="XML_20_Listing"><text:s text:c="13"/>&lt;br/&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span&gt; <text:s text:c="13"/></text:p>
      <text:p text:style-name="XML_20_Listing"><text:s text:c="13"/>}</text:p>
      <text:p text:style-name="XML_20_Listing"><text:tab/> <text:s/>&lt;/span&gt;</text:p>
      <text:p text:style-name="XML_20_Listing">};</text:p>
      <text:p text:style-name="XML_20_Listing"/>
      <text:p text:style-name="XML_20_Listing"/>
      <text:p text:style-name="XML_20_Listing"/>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html&gt;</text:p>
      <text:p text:style-name="XML_20_Listing"><text:s text:c="5"/>&lt;body&gt;</text:p>
      <text:p text:style-name="XML_20_Listing"><text:s text:c="7"/>&lt;h2&gt;The following 3 quality checks were made against this file.&lt;/h2&gt;</text:p>
      <text:p text:style-name="XML_20_Listing"><text:s text:c="6"/>{local:getEWNCodeResult($url)}</text:p>
      <text:p text:style-name="XML_20_Listing"/>
      <text:p text:style-name="XML_20_Listing"><text:s text:c="5"/>&lt;/body&gt;</text:p>
      <text:p text:style-name="XML_20_Listing"><text:s text:c="3"/>&lt;/html&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h text:style-name="Heading_20_3" text:outline-level="3">Generating machine readable feedback with XQuery</text:h>
      <text:p text:style-name="Text_20_body">The previous chapter described how to create human readable feedback items in HTML format with XQuery. This chapter will give an example of how to grab the errors automatically from the feedback items and still make it possible for the users to see the information as an HTML page. Some ideas from the new RDFa specification has been use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2">
        <text:list-item>
          <text:p text:style-name="P13">element, which will contain the value of name() function for the XML element that contains the error. </text:p>
        </text:list-item>
        <text:list-item>
          <text:p text:style-name="P13">key, which will contain the primary key of the record that has an error. For e.g. the habitat type factsheet, it is the biogeographical region code (ATL, CON, MBAL etc.) </text:p>
        </text:list-item>
        <text:list-item>
          <text:p text:style-name="P14">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 </text:p>
      <text:p text:style-name="Heading"><text:bookmark text:name="Examples"/>Examples</text:p>
      <text:p text:style-name="Text_20_body">These examples use the Monthly ozone xml files.</text:p>
      <text:p text:style-name="P15">&lt;div&gt;The following red coloured values are wrong: &lt;/div&gt;</text:p>
      <text:p text:style-name="P15"><text:s text:c="8"/>&lt;table border="1" <text:span text:style-name="T6">error</text:span>="These values are wrong"&gt;</text:p>
      <text:p text:style-name="P15"><text:s text:c="10"/>&lt;tr&gt;</text:p>
      <text:p text:style-name="P15"><text:s text:c="12"/>&lt;th&gt;EoI station code&lt;/th&gt;</text:p>
      <text:p text:style-name="P15"><text:s text:c="12"/>&lt;th&gt;Local station code&lt;/th&gt;</text:p>
      <text:p text:style-name="P15"><text:s text:c="12"/>&lt;th&gt;Type of station O3&lt;/th&gt;</text:p>
      <text:p text:style-name="P15"><text:s text:c="12"/>&lt;th&gt;Type of station EoI&lt;/th&gt;</text:p>
      <text:p text:style-name="P15"><text:s text:c="12"/>&lt;th&gt;Type of area EoI&lt;/th&gt;</text:p>
      <text:p text:style-name="P15"><text:s text:c="10"/>&lt;/tr&gt;</text:p>
      <text:p text:style-name="P15"><text:s text:c="10"/>&lt;tr align="left" <text:span text:style-name="T7">key</text:span>="LI0001A"&gt;</text:p>
      <text:p text:style-name="P15"><text:s text:c="12"/>&lt;td&gt;</text:p>
      <text:p text:style-name="P15"><text:s text:c="14"/>&lt;b&gt;LI0001A&lt;/b&gt;</text:p>
      <text:p text:style-name="P15"><text:s text:c="12"/>&lt;/td&gt;</text:p>
      <text:p text:style-name="P15"><text:s text:c="12"/>&lt;td&gt;VAD&lt;/td&gt;</text:p>
      <text:p text:style-name="P15"><text:s text:c="12"/>&lt;td&gt;</text:p>
      <text:p text:style-name="P15"><text:s text:c="14"/>&lt;div&gt;R&lt;/div&gt;</text:p>
      <text:p text:style-name="P15"><text:s text:c="12"/>&lt;/td&gt;</text:p>
      <text:p text:style-name="P15"><text:s text:c="12"/>&lt;td&gt;</text:p>
      <text:p text:style-name="P15"><text:s text:c="14"/>&lt;div <text:span text:style-name="T6">element</text:span>="dd208:Station_type_EoI" style="color:red"&gt;<text:span text:style-name="T8">Traffic</text:span>&lt;/div&gt;</text:p>
      <text:p text:style-name="P15"><text:s text:c="12"/>&lt;/td&gt;</text:p>
      <text:p text:style-name="P15"><text:s text:c="12"/>&lt;td&gt;</text:p>
      <text:p text:style-name="P15"><text:s text:c="14"/>&lt;div <text:span text:style-name="T6">element</text:span>="dd208:Area_type_EoI" style="color:red"&gt;<text:span text:style-name="T8">Rural</text:span>&lt;/div&gt;</text:p>
      <text:p text:style-name="P15"><text:s text:c="12"/>&lt;/td&gt;</text:p>
      <text:p text:style-name="P15"><text:s text:c="10"/>&lt;/tr&gt;</text:p>
      <text:p text:style-name="P16"><text:s text:c="8"/>&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Key</text:p>
          </table:table-cell>
          <table:table-cell table:style-name="Table1.A1" office:value-type="string">
            <text:p text:style-name="Table_20_Contents">Field</text:p>
          </table:table-cell>
          <table:table-cell table:style-name="Table1.A1" office:value-type="string">
            <text:p text:style-name="Table_20_Contents">Error</text:p>
          </table:table-cell>
          <table:table-cell table:style-name="Table1.A1" office:value-type="string">
            <text:p text:style-name="Table_20_Contents">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5">&lt;div&gt;The following values are not listed in the stations list: &lt;/div&gt;</text:p>
      <text:p text:style-name="P15"><text:s text:c="8"/>&lt;table border="1" <text:span text:style-name="T6">error</text:span>="not listed in the stations list"&gt;</text:p>
      <text:p text:style-name="P15"><text:s text:c="10"/>&lt;tr&gt;</text:p>
      <text:p text:style-name="P15"><text:s text:c="12"/>&lt;th&gt;EoI station code&lt;/th&gt;</text:p>
      <text:p text:style-name="P15"><text:s text:c="12"/>&lt;th&gt;Local station code&lt;/th&gt;</text:p>
      <text:p text:style-name="P15"><text:s text:c="10"/>&lt;/tr&gt;</text:p>
      <text:p text:style-name="P15"><text:s text:c="10"/>&lt;tr align="right" <text:span text:style-name="T6">key</text:span>="41B011"&gt;</text:p>
      <text:p text:style-name="P15"><text:s text:c="12"/>&lt;td style="color:red"&gt;</text:p>
      <text:p text:style-name="P15"><text:s text:c="14"/>&lt;b <text:span text:style-name="T6">element</text:span>="dd208:EoI_station_code"&gt;<text:span text:style-name="T8">41B011</text:span>&lt;/b&gt;</text:p>
      <text:p text:style-name="P15"><text:s text:c="12"/>&lt;/td&gt;</text:p>
      <text:p text:style-name="P15"><text:s text:c="12"/>&lt;td <text:span text:style-name="T6">element</text:span>="dd208:Local_station_code"&gt;<text:span text:style-name="T8">Dardanelles</text:span>&lt;/td&gt;</text:p>
      <text:p text:style-name="P16"><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to return SQL statements</text:p>
      <text:p text:style-name="P17"><text:span text:style-name="T9">&lt;</text:span><text:span text:style-name="T10">xsl:stylesheet</text:span><text:span text:style-name="T11"> version</text:span><text:span text:style-name="T9">="</text:span><text:span text:style-name="T12">1.0</text:span><text:span text:style-name="T9">"</text:span><text:span text:style-name="T11"> xmlns:xsl</text:span><text:span text:style-name="T9">="</text:span><text:span text:style-name="T12">http://www.w3.org/1999/XSL/Transform</text:span><text:span text:style-name="T9">"</text:span></text:p>
      <text:p text:style-name="P17"><text:span text:style-name="T11"><text:s text:c="2"/>xmlns:met</text:span><text:span text:style-name="T9">="</text:span><text:span text:style-name="T12">http://biodiversity.eionet.europa.eu/schemas/dir9243eec</text:span><text:span text:style-name="T9">"&gt;</text:span></text:p>
      <text:p text:style-name="P17"><text:span text:style-name="T9">&lt;</text:span><text:span text:style-name="T10">xsl:output</text:span><text:span text:style-name="T11"> method</text:span><text:span text:style-name="T9">="</text:span><text:span text:style-name="T12">text</text:span><text:span text:style-name="T9">"</text:span><text:span text:style-name="T11"> </text:span><text:span text:style-name="T9">/&gt;</text:span></text:p>
      <text:p text:style-name="P18"/>
      <text:p text:style-name="P17"><text:span text:style-name="T9">&lt;</text:span><text:span text:style-name="T10">xsl:param</text:span><text:span text:style-name="T11"> name</text:span><text:span text:style-name="T9">="</text:span><text:span text:style-name="T12">countrycode</text:span><text:span text:style-name="T9">"/&gt;</text:span></text:p>
      <text:p text:style-name="P17"><text:span text:style-name="T9">&lt;</text:span><text:span text:style-name="T10">xsl:param</text:span><text:span text:style-name="T11"> name</text:span><text:span text:style-name="T9">="</text:span><text:span text:style-name="T12">envelopeurl</text:span><text:span text:style-name="T9">"/&gt;</text:span></text:p>
      <text:p text:style-name="P17"><text:span text:style-name="T9">&lt;</text:span><text:span text:style-name="T10">xsl:param</text:span><text:span text:style-name="T11"> name</text:span><text:span text:style-name="T9">="</text:span><text:span text:style-name="T12">filename</text:span><text:span text:style-name="T9">"/&gt;</text:span></text:p>
      <text:p text:style-name="P17"><text:span text:style-name="T9">&lt;</text:span><text:span text:style-name="T10">xsl:param</text:span><text:span text:style-name="T11"> name</text:span><text:span text:style-name="T9">="</text:span><text:span text:style-name="T12">uploadtime</text:span><text:span text:style-name="T9">"/&gt;</text:span></text:p>
      <text:p text:style-name="P17"><text:span text:style-name="T9">&lt;</text:span><text:span text:style-name="T10">xsl:param</text:span><text:span text:style-name="T11"> name</text:span><text:span text:style-name="T9">="</text:span><text:span text:style-name="T12">accepttime</text:span><text:span text:style-name="T9">"/&gt;</text:span></text:p>
      <text:p text:style-name="P18"/>
      <text:p text:style-name="P18"/>
      <text:p text:style-name="P18"/>
      <text:p text:style-name="P17"><text:span text:style-name="T9">&lt;</text:span><text:span text:style-name="T10">xsl:template</text:span><text:span text:style-name="T11"> match</text:span><text:span text:style-name="T9">="</text:span><text:span text:style-name="T12">*</text:span><text:span text:style-name="T9">"&gt;</text:span></text:p>
      <text:p text:style-name="P17"><text:span text:style-name="T12"><text:s text:c="2"/></text:span><text:span text:style-name="T9">&lt;</text:span><text:span text:style-name="T10">xsl:if</text:span><text:span text:style-name="T11"> test</text:span><text:span text:style-name="T9">="</text:span><text:span text:style-name="T12">@element</text:span><text:span text:style-name="T9">"&gt;</text:span></text:p>
      <text:p text:style-name="P17"><text:span text:style-name="T12"><text:s text:c="3"/></text:span><text:span text:style-name="T9">&lt;</text:span><text:span text:style-name="T10">xsl:text</text:span><text:span text:style-name="T9">&gt;</text:span><text:span text:style-name="T12">INSERT INTO data_qa_errors VALUES (</text:span><text:span text:style-name="T9">&lt;/</text:span><text:span text:style-name="T10">xsl:text</text:span><text:span text:style-name="T9">&gt;</text:span></text:p>
      <text:p text:style-name="P17"><text:span text:style-name="T12"><text:s text:c="3"/></text:span><text:span text:style-name="T9">&lt;</text:span><text:span text:style-name="T10">xsl:text</text:span><text:span text:style-name="T9">&gt;</text:span><text:span text:style-name="T12">'</text:span><text:span text:style-name="T9">&lt;/</text:span><text:span text:style-name="T10">xsl:text</text:span><text:span text:style-name="T9">&gt;&lt;</text:span><text:span text:style-name="T10">xsl:value-of</text:span><text:span text:style-name="T11"> select</text:span><text:span text:style-name="T9">="</text:span><text:span text:style-name="T12">ancestor-or-self::*[@key]/@key</text:span><text:span text:style-name="T9">"/&gt;&lt;</text:span><text:span text:style-name="T10">xsl:text</text:span><text:span text:style-name="T9">&gt;</text:span><text:span text:style-name="T12">',</text:span><text:span text:style-name="T9">&lt;/</text:span><text:span text:style-name="T10">xsl:text</text:span><text:span text:style-name="T9">&gt;</text:span></text:p>
      <text:p text:style-name="P17"><text:span text:style-name="T12"><text:s text:c="3"/></text:span><text:span text:style-name="T9">&lt;</text:span><text:span text:style-name="T10">xsl:text</text:span><text:span text:style-name="T9">&gt;</text:span><text:span text:style-name="T12">'</text:span><text:span text:style-name="T9">&lt;/</text:span><text:span text:style-name="T10">xsl:text</text:span><text:span text:style-name="T9">&gt;&lt;</text:span><text:span text:style-name="T10">xsl:value-of</text:span><text:span text:style-name="T11"> select</text:span><text:span text:style-name="T9">="</text:span><text:span text:style-name="T12">@element</text:span><text:span text:style-name="T9">"/&gt;&lt;</text:span><text:span text:style-name="T10">xsl:text</text:span><text:span text:style-name="T9">&gt;</text:span><text:span text:style-name="T12">',</text:span><text:span text:style-name="T9">&lt;/</text:span><text:span text:style-name="T10">xsl:text</text:span><text:span text:style-name="T9">&gt;</text:span></text:p>
      <text:p text:style-name="P17"><text:span text:style-name="T12"><text:s text:c="3"/></text:span><text:span text:style-name="T9">&lt;</text:span><text:span text:style-name="T10">xsl:text</text:span><text:span text:style-name="T9">&gt;</text:span><text:span text:style-name="T12">'</text:span><text:span text:style-name="T9">&lt;/</text:span><text:span text:style-name="T10">xsl:text</text:span><text:span text:style-name="T9">&gt;&lt;</text:span><text:span text:style-name="T10">xsl:value-of</text:span><text:span text:style-name="T11"> select</text:span><text:span text:style-name="T9">="</text:span><text:span text:style-name="T12">ancestor-or-self::*[@error]/@error</text:span><text:span text:style-name="T9">"/&gt;&lt;</text:span><text:span text:style-name="T10">xsl:text</text:span><text:span text:style-name="T9">&gt;</text:span><text:span text:style-name="T12">',</text:span><text:span text:style-name="T9">&lt;/</text:span><text:span text:style-name="T10">xsl:text</text:span><text:span text:style-name="T9">&gt;</text:span></text:p>
      <text:p text:style-name="P17"><text:span text:style-name="T12"><text:s text:c="3"/></text:span><text:span text:style-name="T9">&lt;</text:span><text:span text:style-name="T10">xsl:text</text:span><text:span text:style-name="T9">&gt;</text:span><text:span text:style-name="T12">'</text:span><text:span text:style-name="T9">&lt;/</text:span><text:span text:style-name="T10">xsl:text</text:span><text:span text:style-name="T9">&gt;&lt;</text:span><text:span text:style-name="T10">xsl:value-of</text:span><text:span text:style-name="T11"> select</text:span><text:span text:style-name="T9">="</text:span><text:span text:style-name="T12">.</text:span><text:span text:style-name="T9">"/&gt;&lt;</text:span><text:span text:style-name="T10">xsl:text</text:span><text:span text:style-name="T9">&gt;</text:span><text:span text:style-name="T12">');</text:span></text:p>
      <text:p text:style-name="P17"><text:span text:style-name="T9">&lt;/</text:span><text:span text:style-name="T10">xsl:text</text:span><text:span text:style-name="T9">&gt;</text:span></text:p>
      <text:p text:style-name="P17"><text:span text:style-name="T12"><text:s text:c="2"/></text:span><text:span text:style-name="T9">&lt;/</text:span><text:span text:style-name="T10">xsl:if</text:span><text:span text:style-name="T9">&gt;</text:span></text:p>
      <text:p text:style-name="P17"><text:span text:style-name="T12"><text:s text:c="3"/></text:span><text:span text:style-name="T9">&lt;</text:span><text:span text:style-name="T10">xsl:apply-templates</text:span><text:span text:style-name="T9">/&gt;</text:span></text:p>
      <text:p text:style-name="P18"/>
      <text:p text:style-name="P17"><text:span text:style-name="T9">&lt;/</text:span><text:span text:style-name="T10">xsl:template</text:span><text:span text:style-name="T9">&gt;</text:span></text:p>
      <text:p text:style-name="P18"/>
      <text:p text:style-name="P17"><text:span text:style-name="T9">&lt;</text:span><text:span text:style-name="T10">xsl:template</text:span><text:span text:style-name="T11"> match</text:span><text:span text:style-name="T9">="</text:span><text:span text:style-name="T12">text()</text:span><text:span text:style-name="T9">"/&gt;</text:span></text:p>
      <text:p text:style-name="P18"/>
      <text:p text:style-name="P17"><text:span text:style-name="T9">&lt;/</text:span><text:span text:style-name="T10">xsl:stylesheet</text:span><text:span text:style-name="T9">&gt;</text:span></text:p>
      <text:p text:style-name="Text_20_body"/>
      <text:h text:style-name="Heading_20_3" text:outline-level="3">XQuery References</text:h>
      <text:p text:style-name="Text_20_body">This chapter contains references to specifications, tutorials and other sources that may give some help for creating XQueries for QA service. </text:p>
      <text:p text:style-name="Text_20_body">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3"> - </text:span>XQuery 1.0 and XPath 2.0 Functions and Operators</text:p>
      <text:p text:style-name="List_20_Indent"><text:a xlink:type="simple" xlink:href="http://www.w3.org/TR/xpath-datamodel/"><text:span text:style-name="Internet_20_link">http://www.w3.org/TR/xpath-datamodel/</text:span></text:a><text:span text:style-name="T13">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3"> - </text:span>XSLT 2.0 and XQuery 1.0 Serialization<text:span text:style-name="T13"> </text:span></text:p>
      <text:p text:style-name="List_20_Indent"><text:a xlink:type="simple" xlink:href="http://www.w3.org/TR/xquery-use-cases/"><text:span text:style-name="Internet_20_link">http://www.w3.org/TR/xquery-use-cases/</text:span></text:a><text:span text:style-name="T13"> - </text:span>XML Query Use Cases</text:p>
      <text:p text:style-name="List_20_Indent"><text:a xlink:type="simple" xlink:href="http://www.w3.org/TR/xquery-requirements/"><text:span text:style-name="Internet_20_link">http://www.w3.org/TR/xquery-requirements/</text:span></text:a><text:span text:style-name="T13"> -</text:span> XML Query (XQuery) Requirements</text:p>
      <text:p text:style-name="Text_20_body">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Text_20_body"/>
      <text:p text:style-name="Text_20_body">Links</text:p>
      <text:p text:style-name="List_20_Indent"><text:a xlink:type="simple" xlink:href="http://www.xquery.com/"><text:span text:style-name="Internet_20_link">http://www.xquery.com/</text:span></text:a> -<text:span text:style-name="T14">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Text_20_body"/>
      <text:h text:style-name="Heading_20_2" text:outline-level="2">Add new XQueries to repository and edit properties</text:h>
      <text:p text:style-name="Text_20_body">If a new XQuery script is successfully created, then it’s time to upload it into the repository and execute the script with a test file. The user should have access rights and update privileges in the repository. There is ‘Add Query’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XQuery sandbox can be found from next chapters.</text:p>
      <text:p text:style-name="Text_20_body"><draw:frame draw:style-name="fr4" draw:name="Frame4" text:anchor-type="as-char" svg:width="15.242cm" draw:z-index="11"><draw:text-box fo:min-height="7.708cm"><text:p text:style-name="Illustration"><draw:frame draw:style-name="fr5" draw:name="graphics18" text:anchor-type="paragraph" svg:x="0.004cm" svg:y="0.002cm" svg:width="15.242cm" style:rel-width="100%" svg:height="7.708cm" style:rel-height="scale" draw:z-index="12"><draw:image xlink:href="Pictures/20000007000052420000299CC26940AF.wmf" xlink:type="simple" xlink:show="embed" xlink:actuate="onLoad"/></draw:frame>Illustration <text:sequence text:ref-name="refIllustration3" text:name="Illustration" text:formula="ooow:Illustration+1" style:num-format="1">4</text:sequence>: XQuery adding screenshot</text:p></draw:text-box></draw:frame></text:p>
      <text:h text:style-name="Heading_20_2" text:outline-level="2">Add XML Schema validation into QA package</text:h>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h text:style-name="Heading_20_2" text:outline-level="2">XQuery sandbox advanced functions</text:h>
      <text:p text:style-name="Text_20_body">Read-functionality part of the documents described the basic functions of the XQuery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4" draw:name="Frame5" text:anchor-type="as-char" svg:width="15.242cm" draw:z-index="13"><draw:text-box fo:min-height="8.599cm"><text:p text:style-name="Illustration"><draw:frame draw:style-name="fr5" draw:name="graphics19" text:anchor-type="paragraph" svg:x="0.004cm" svg:y="0.002cm" svg:width="15.242cm" style:rel-width="100%" svg:height="8.599cm" style:rel-height="scale" draw:z-index="14"><draw:image xlink:href="Pictures/20000007000056B4000030EAD8DCE7D9.wmf" xlink:type="simple" xlink:show="embed" xlink:actuate="onLoad"/></draw:frame>Illustration <text:sequence text:ref-name="refIllustration4" text:name="Illustration" text:formula="ooow:Illustration+1" style:num-format="1">5</text:sequence>: Advanced XQuery sandbox screenshot</text:p></draw:text-box></draw:frame></text:p>
      <text:h text:style-name="Heading_20_2" text:outline-level="2">Work-queue system management</text:h>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XQuery sandbox. He/she can preview the results from this page.</text:p>
      <text:p text:style-name="Text_20_body">The table of the work-queue jobs has the following columns:</text:p>
      <text:list text:style-name="WW8Num68">
        <text:list-item>
          <text:p text:style-name="P19">Job ID – unique job identifier. The clients use this id for requesting the result file</text:p>
        </text:list-item>
        <text:list-item>
          <text:p text:style-name="P19">Document URL – the URL of the source XML file given as a parameter to QA service</text:p>
        </text:list-item>
        <text:list-item>
          <text:p text:style-name="P19">XQuery script – the link to the script that was executed against to the XML file. The script can be loaded from the XQuery repository or it was written into the sandbox and saved temporarily or it can be the link to the XML Schema, if the job contained validation.</text:p>
        </text:list-item>
        <text:list-item>
          <text:p text:style-name="P19">Job result – link to the result file, if it is available. The result file can contain the error message, if any errors occurred.</text:p>
        </text:list-item>
        <text:list-item>
          <text:p text:style-name="P19">Status – status field can have the following values:</text:p>
        </text:list-item>
      </text:list>
      <text:list text:style-name="WW8Num125">
        <text:list-item>
          <text:p text:style-name="P20">JOB_RECEIVED - <text:s/>the client has sent the new job into system</text:p>
        </text:list-item>
        <text:list-item>
          <text:p text:style-name="P20">DOWNLOADING SOURCE – the system downloads the source file and saves it temporarily</text:p>
        </text:list-item>
        <text:list-item>
          <text:p text:style-name="P20">PROCESSING – the system processes the job, the result is not available yet.</text:p>
        </text:list-item>
        <text:list-item>
          <text:p text:style-name="P20">READY – the job is done, but not requested by the client</text:p>
        </text:list-item>
        <text:list-item>
          <text:p text:style-name="P20">FATAL_ERROR – a fatal error occurred during the processing. The error message can be found from the result file</text:p>
        </text:list-item>
        <text:list-item>
          <text:p text:style-name="P20">RECOVERABLE ERROR – the result is still available</text:p>
        </text:list-item>
        <text:list-item>
          <text:p text:style-name="P20">Started at – the date and time, when the job was added to the work-queue</text:p>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5"><draw:text-box fo:min-height="9.816cm"><text:p text:style-name="Illustration"><draw:frame draw:style-name="fr5" draw:name="graphics20" text:anchor-type="paragraph" svg:x="0.004cm" svg:y="0.002cm" svg:width="15.228cm" style:rel-width="100%" svg:height="9.816cm" style:rel-height="scale" draw:z-index="16"><draw:image xlink:href="Pictures/200000070000667A000042101B461883.wmf" xlink:type="simple" xlink:show="embed" xlink:actuate="onLoad"/></draw:frame>Illustration <text:sequence text:ref-name="refIllustration5" text:name="Illustration" text:formula="ooow:Illustration+1" style:num-format="1">6</text:sequence>: Work-queue jobs management screenshot</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none" fo:country="none" style:font-size-asian="8pt" style:language-asian="none" style:country-asian="non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6</text:editing-cycles> <text:s text:c="2"/><text:modification-date style:data-style-name="N84">2007-06-13</text:modification-date><text:tab/><text:title>Quality Assessment Service</text:title><text:tab/><text:span text:style-name="T1">Page </text:span><text:span text:style-name="T1"><text:page-number text:select-page="current">16</text:page-number></text:span><text:span text:style-name="T1"> of </text:span><text:span text:style-name="T1"><text:page-count style:num-format="1">16</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Quality Assessment Service</dc:title>
    <meta:initial-creator>Søren Roug</meta:initial-creator>
    <meta:creation-date>2006-09-18T16:55:03</meta:creation-date>
    <dc:creator>Enriko Käsper</dc:creator>
    <dc:date>2007-06-13T12:47:48</dc:date>
    <dc:language>en-GB</dc:language>
    <meta:editing-cycles>7</meta:editing-cycles>
    <meta:editing-duration>PT1H32M34S</meta:editing-duration>
    <meta:template xlink:type="simple" xlink:actuate="onRequest" xlink:role="template" xlink:href="../../../../.openoffice.org2.0/user/template/EEA-Technical-Report.ott" xlink:title="EEA-Technical-Report" meta:date="2006-12-19T13:41:56"/>
    <meta:user-defined meta:name="Info 1"/>
    <meta:user-defined meta:name="Info 2"/>
    <meta:user-defined meta:name="Info 3"/>
    <meta:user-defined meta:name="Info 4"/>
    <meta:document-statistic meta:table-count="3" meta:image-count="6" meta:object-count="0" meta:page-count="16" meta:paragraph-count="362" meta:word-count="4215" meta:character-count="27776"/>
  </office:meta>
</office:document-meta>
</file>